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9pt" officeooo:rsid="00049d88" officeooo:paragraph-rsid="00049d88" style:font-size-asian="59pt" style:font-size-complex="59pt"/>
    </style:style>
    <style:style style:name="P2" style:family="paragraph" style:parent-style-name="Footer">
      <style:paragraph-properties fo:text-align="end" style:justify-single-word="false"/>
      <style:text-properties officeooo:rsid="00075a6f" officeooo:paragraph-rsid="00075a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ch Sales:</text:p>
      <text:p text:style-name="P1"/>
      <text:p text:style-name="P1">Stickers: $30 for a sheet of six</text:p>
      <text:p text:style-name="P1">T-Shirts: $200</text:p>
      <text:p text:style-name="P1"/>
      <text:p text:style-name="P1">Soft Drinks: $10</text:p>
      <text:p text:style-name="P1">Beer: $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MT1" style:family="text"/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merch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10:22.609794666</meta:creation-date>
    <dc:date>2017-10-19T12:15:41.809606949</dc:date>
    <meta:editing-duration>PT2H13M58S</meta:editing-duration>
    <meta:editing-cycles>5</meta:editing-cycles>
    <meta:generator>LibreOffice/5.3.4.2$Linux_X86_64 LibreOffice_project/30m0$Build-2</meta:generator>
    <meta:document-statistic meta:table-count="0" meta:image-count="0" meta:object-count="0" meta:page-count="1" meta:paragraph-count="6" meta:word-count="18" meta:character-count="137" meta:non-whitespace-character-count="125"/>
  </office:meta>
</office:document-meta>
</file>